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3.256cm"/>
    </style:style>
  </office:automatic-styles>
  <office:body>
    <office:presentation>
      <draw:page draw:name="page1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example of objects</text:p>
          </draw:text-box>
        </draw:frame>
        <draw:frame draw:name="Object 1" presentation:class="object" svg:x="2.058cm" svg:y="5.838cm" svg:width="23.912cm" svg:height="13.23cm">
          <draw:object xlink:href="./Object 1" xlink:type="simple" xlink:show="embed" xlink:actuate="onLoad"/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style:presentation-page-layout style:name="layout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size="66pt" style:font-size-asian="66pt" style:font-size-complex="6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xt document object used as the presentation shape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" style:font-size-complex="12pt" style:language-complex="none" style:country-complex="none" fo:hyphenate="false" fo:hyphenation-remain-char-count="3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